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Error type</text:p>
          </table:table-cell>
          <table:table-cell office:value-type="string" calcext:value-type="string">
            <text:p>k_max</text:p>
          </table:table-cell>
          <table:table-cell/>
        </table:table-row>
        <table:table-row table:style-name="ro1">
          <table:table-cell office:value-type="string" calcext:value-type="string">
            <text:p>GCA_027944575.1_ASM2794457v1_genomic</text:p>
          </table:table-cell>
          <table:table-cell office:value-type="string" calcext:value-type="string">
            <text:p>Not good</text:p>
          </table:table-cell>
          <table:table-cell/>
          <table:table-cell office:value-type="string" calcext:value-type="string">
            <text:p>lose main cyclicity due to low depth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CA_027944595.1_ASM2794459v1_genomic</text:p>
          </table:table-cell>
          <table:table-cell office:value-type="string" calcext:value-type="string">
            <text:p>Not good</text:p>
          </table:table-cell>
          <table:table-cell/>
          <table:table-cell office:value-type="string" calcext:value-type="string">
            <text:p>fragment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CA_027944615.1_ASM2794461v1_genomic</text:p>
          </table:table-cell>
          <table:table-cell office:value-type="string" calcext:value-type="string">
            <text:p>Not good</text:p>
          </table:table-cell>
          <table:table-cell/>
          <table:table-cell office:value-type="string" calcext:value-type="string">
            <text:p>fragmente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CA_027944635.1_ASM2794463v1_genomic</text:p>
          </table:table-cell>
          <table:table-cell office:value-type="string" calcext:value-type="string">
            <text:p>Not good</text:p>
          </table:table-cell>
          <table:table-cell/>
          <table:table-cell office:value-type="string" calcext:value-type="string">
            <text:p>fragmente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GCA_027944655.1_ASM2794465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init_sequence = sequences[0]</text:p>
            <text:p>IndexError: list index out of range</text:p>
          </table:table-cell>
          <table:table-cell office:value-type="string" calcext:value-type="string">
            <text:p>fragment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GCA_027944675.1_ASM2794467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init_sequence = sequences[0]</text:p>
            <text:p>IndexError: list index out of range</text:p>
          </table:table-cell>
          <table:table-cell office:value-type="string" calcext:value-type="string">
            <text:p>fragment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=17: palindroms (self rev loop)</text:p>
          </table:table-cell>
        </table:table-row>
        <table:table-row table:style-name="ro2">
          <table:table-cell office:value-type="string" calcext:value-type="string">
            <text:p>GCA_027944695.1_ASM2794469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max_3 = max([coordinates[s][0][1] for s in coordinates])</text:p>
            <text:p>ValueError: max() arg is an empty sequence</text:p>
          </table:table-cell>
          <table:table-cell office:value-type="string" calcext:value-type="string">
            <text:p>fragmente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CA_027944715.1_ASM2794471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init_sequence = sequences[0]</text:p>
            <text:p>IndexError: list index out of range</text:p>
          </table:table-cell>
          <table:table-cell office:value-type="string" calcext:value-type="string">
            <text:p>Main cyclicity los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GCA_027944735.1_ASM2794473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fragmente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CA_027944775.1_ASM2794477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A bit fragmented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CA_027944795.1_ASM2794479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A bit fragmented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GCA_027944815.1_ASM2794481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fragmented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GCA_027944835.1_ASM2794483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max_3 = max([coordinates[s][0][1] for s in coordinates])</text:p>
            <text:p>ValueError: max() arg is an empty sequence</text:p>
          </table:table-cell>
          <table:table-cell office:value-type="string" calcext:value-type="string">
            <text:p>fragmented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GCA_027944855.1_ASM2794485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Ok but big bub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&lt;&lt;</text:p>
          </table:table-cell>
        </table:table-row>
        <table:table-row table:style-name="ro1">
          <table:table-cell office:value-type="string" calcext:value-type="string">
            <text:p>GCA_027944875.1_ASM2794487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Main cyclicity lost + shortcu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GCA_027944895.1_ASM2794489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max_3 = max([coordinates[s][0][1] for s in coordinates])</text:p>
            <text:p>ValueError: max() arg is an empty sequence</text:p>
          </table:table-cell>
          <table:table-cell office:value-type="string" calcext:value-type="string">
            <text:p>Main cyclicity los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GCA_027944915.1_ASM2794491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fragmented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GCA_027944935.1_ASM2794493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s = start</text:p>
            <text:p>NameError: name 'start' is not defined. Did you mean: 'starts'?</text:p>
          </table:table-cell>
          <table:table-cell office:value-type="string" calcext:value-type="string">
            <text:p>fragmented</text:p>
          </table:table-cell>
          <table:table-cell office:value-type="string" calcext:value-type="string">
            <text:p>35 by default</text:p>
          </table:table-cell>
          <table:table-cell/>
        </table:table-row>
        <table:table-row table:style-name="ro1">
          <table:table-cell office:value-type="string" calcext:value-type="string">
            <text:p>GCA_027944955.1_ASM2794495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Good, but wrong topo or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lt;&lt;&lt; nice loop</text:p>
          </table:table-cell>
        </table:table-row>
        <table:table-row table:style-name="ro1">
          <table:table-cell office:value-type="string" calcext:value-type="string">
            <text:p>GCA_027944995.1_ASM2794499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Fragmented or main cyclicity los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CA_027945015.1_ASM2794501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Main cyclicity los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CA_027945035.1_ASM2794503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Ok but big bub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CA_027945055.1_ASM2794505v1_genomic</text:p>
          </table:table-cell>
          <table:table-cell office:value-type="string" calcext:value-type="string">
            <text:p>Seems good</text:p>
          </table:table-cell>
          <table:table-cell/>
          <table:table-cell office:value-type="string" calcext:value-type="string">
            <text:p>fragment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GCA_028551585.1_ASM2855158v1_genomic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max_3 = max([coordinates[s][0][1] for s in coordinates])</text:p>
            <text:p>ValueError: max() arg is an empty sequence</text:p>
          </table:table-cell>
          <table:table-cell office:value-type="string" calcext:value-type="string">
            <text:p>Good ? </text:p>
          </table:table-cell>
          <table:table-cell office:value-type="float" office:value="26" calcext:value-type="float">
            <text:p>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0:04:26.302143169</meta:creation-date>
    <dc:date>2024-07-10T11:05:44.394051237</dc:date>
    <meta:editing-duration>PT19H20M7S</meta:editing-duration>
    <meta:editing-cycles>1</meta:editing-cycles>
    <meta:generator>LibreOffice/7.3.7.2$Linux_X86_64 LibreOffice_project/30$Build-2</meta:generator>
    <meta:document-statistic meta:table-count="1" meta:cell-count="110" meta:object-count="0"/>
  </office:meta>
</office:document-meta>
</file>